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2000000820E7EC72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officeooo:paragraph-rsid="001efde2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d0200" style:font-size-asian="12pt" style:font-size-complex="12pt"/>
    </style:style>
    <style:style style:name="P11" style:family="paragraph" style:parent-style-name="Standard">
      <style:paragraph-properties fo:margin-left="1.293cm" fo:margin-right="0cm" fo:text-indent="0cm" style:auto-text-indent="false">
        <style:tab-stops/>
      </style:paragraph-properties>
      <style:text-properties style:font-name="Times New Roman"/>
    </style:style>
    <style:style style:name="P12" style:family="paragraph" style:parent-style-name="Standard">
      <style:text-properties style:font-name="Arial" fo:font-size="10pt" fo:font-weight="bold" officeooo:rsid="001d0200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officeooo:rsid="001d0200" style:font-size-asian="10pt" style:font-size-complex="10pt"/>
    </style:style>
    <style:style style:name="P14" style:family="paragraph" style:parent-style-name="Standard">
      <style:text-properties officeooo:paragraph-rsid="001fcd9d"/>
    </style:style>
    <style:style style:name="P15" style:family="paragraph" style:parent-style-name="Heading_20_2">
      <style:text-properties fo:font-weight="bold" style:font-weight-asian="bold" style:font-weight-complex="bold"/>
    </style:style>
    <style:style style:name="P16" style:family="paragraph" style:parent-style-name="Text_20_body">
      <style:text-properties style:font-name="Times New Roman" fo:font-size="12pt" officeooo:paragraph-rsid="001fcd9d" style:font-size-asian="12pt" style:font-size-complex="12pt"/>
    </style:style>
    <style:style style:name="P17" style:family="paragraph" style:parent-style-name="Text_20_body">
      <style:paragraph-properties fo:margin-left="1.349cm" fo:margin-right="0cm" fo:text-indent="-0.635cm" style:auto-text-indent="false">
        <style:tab-stops/>
      </style:paragraph-properties>
      <style:text-properties style:font-name="Times New Roman" fo:font-size="12pt" officeooo:paragraph-rsid="001fcd9d" style:font-size-asian="12pt" style:font-size-complex="12pt"/>
    </style:style>
    <style:style style:name="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1d0200"/>
    </style:style>
    <style:style style:name="T6" style:family="text">
      <style:text-properties style:font-name="Times New Roman" officeooo:rsid="001efde2"/>
    </style:style>
    <style:style style:name="T7" style:family="text">
      <style:text-properties officeooo:rsid="001d0200"/>
    </style:style>
    <style:style style:name="T8" style:family="text">
      <style:text-properties style:font-name="Arial" fo:font-size="10pt" fo:font-weight="bold" officeooo:rsid="00203bf6" style:font-size-asian="10pt" style:font-weight-asian="bold" style:font-size-complex="10pt" style:font-weight-complex="bold"/>
    </style:style>
    <style:style style:name="T9" style:family="text">
      <style:text-properties style:font-name="Arial" fo:font-size="10pt" fo:font-weight="normal" officeooo:rsid="00203bf6" style:font-size-asian="10pt" style:font-weight-asian="normal" style:font-size-complex="10pt" style:font-weight-complex="normal"/>
    </style:style>
    <style:style style:name="T10" style:family="text">
      <style:text-properties officeooo:rsid="001fcd9d"/>
    </style:style>
    <style:style style:name="T11" style:family="text">
      <style:text-properties fo:font-size="11.5pt" style:font-size-asian="11.5pt" style:font-size-complex="11.5pt"/>
    </style:style>
    <style:style style:name="T12" style:family="text">
      <style:text-properties fo:font-size="11.5pt" officeooo:rsid="001fcd9d" style:font-size-asian="11.5pt" style:font-size-complex="11.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mória Virtual<text:line-break/><text:span text:style-name="T11">Caso de uso: </text:span><text:span text:style-name="T12">Realizar Busca de Elementos Multimídias Via Interface Web Service</text:span></text:p>
      <text:p text:style-name="P9"/>
      <text:h text:style-name="Heading_20_1" text:outline-level="1">.Breve Descrição</text:h>
      <text:p text:style-name="P16"><text:span text:style-name="T10">Este caso de uso permite um sistema externo realizar a requisição de elementos multimídias relacionados a um bem patrimonial utilizando um serviço web com interfaces de comunicação SOAP e REST.</text:span></text:p>
      <text:h text:style-name="Heading_20_1" text:outline-level="1">.Breve Descrição dos Atores</text:h>
      <text:p text:style-name="P6"><text:tab/><text:span text:style-name="T7">Sistema Externo: pode fazer requisição de elementos multimídias.</text:span></text:p>
      <text:h text:style-name="Heading_20_1" text:outline-level="1">.Fluxo Básico de Eventos</text:h>
      <text:p text:style-name="P17">1. <text:span text:style-name="T7">Sistema fará requisição elementos multimídia de um bem patrimonial, passando a identificação única do bem patrimonial, acompanhado de um mecanismo de autenticação.</text:span></text:p>
      <text:p text:style-name="P10"><text:span text:style-name="T7">2. O Sistema fará a busca na base de dados então selecionara os itens multimídias e retornará para o sistema externo, no formato JSON;</text:span></text:p>
      <text:h text:style-name="Heading_20_1" text:outline-level="1">.Fluxos Alternativos</text:h>
      <text:p text:style-name="P12">Fluxo Alternativo 1</text:p>
      <text:p text:style-name="P13"><text:tab/>No passo <text:span text:style-name="T10">2</text:span>, Caso o sistema não encontre nenhum <text:span text:style-name="T10">elemento multimidia o arquivo JSON será vazio.</text:span></text:p>
      <text:p text:style-name="Standard"/>
      <text:h text:style-name="P15" text:outline-level="2">Fluxo Alternativo 2</text:h>
      <text:p text:style-name="P14"><text:span text:style-name="Fonte_20_parág._20_padrão"><text:span text:style-name="T4"><text:tab/></text:span></text:span><text:span text:style-name="Fonte_20_parág._20_padrão"><text:span text:style-name="T9">No passo 1, caso a autenticação esteja errada, sistema retornara mensagem de erro.</text:span></text:span></text:p>
      <text:p text:style-name="P7"/>
      <text:h text:style-name="Heading_20_1" text:outline-level="1">. Pós-Condições</text:h>
      <text:p text:style-name="P11">Fluxo básico: <text:tab/><text:tab/>Não há nenhum tipo de alteração no sistema.</text:p>
      <text:p text:style-name="P11">Fluxo <text:span text:style-name="T10">a</text:span>lternativo 1: <text:tab/>Não há nenhum tipo de alteração no sistema.</text:p>
      <text:p text:style-name="P11">Fluxo alternativo 2: <text:tab/>Não há nenhum tipo de alteração no sistema.</text:p>
      <text:p text:style-name="P11"/>
      <text:h text:style-name="Heading_20_1" text:outline-level="1">. Requisitos Especiais</text:h>
      <text:p text:style-name="Standard"><text:span text:style-name="Fonte_20_parág._20_padrão"><text:span text:style-name="T4">Performance: os resultados devem ser retornados em até 1 segundo.</text:span></text:span></text:p>
      <text:p text:style-name="P8"><text:span text:style-name="Fonte_20_parág._20_padrão"><text:span text:style-name="T6">Segurança: os serviços deverão ser seguros e a prova de ataques(ddos, etc...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fo:font-family="Verdana, Verdana" style:font-family-generic="swiss" style:font-name-asian="Verdana" style:font-family-asian="Verdana, Verdana" style:font-family-generic-asian="swiss" style:font-name-complex="Verdana" style:font-family-complex="Verdana, Verdana" style:font-family-generic-complex="swiss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1.C1" office:value-type="string">
              <text:p text:style-name="MP1">Versão do Documento: 1.1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17/03/14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ICMC-USP</text:span></text:span>, <text:date style:data-style-name="N10106" text:date-value="2014-05-07T16:37:52.611000202">2014</text:date></text:p>
            </table:table-cell>
            <table:table-cell table:style-name="Tabela2.A1" office:value-type="string">
              <text:p text:style-name="MP5"><text:span text:style-name="Fonte_20_parág._20_padrão"><text:span text:style-name="MT3">Página </text:span></text:span><text:span text:style-name="Page_20_Number"><text:span text:style-name="MT3"><text:page-number text:select-page="current">0</text:page-number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title>&lt;use-case name&gt;</dc:title>
    <dc:subject>&lt;project&gt;</dc:subject>
    <meta:initial-creator>Julio</meta:initial-creator>
    <meta:creation-date>2010-04-10T14:22:00Z</meta:creation-date>
    <dc:date>2014-05-07T16:37:52.521000000</dc:date>
    <meta:editing-cycles>9</meta:editing-cycles>
    <meta:editing-duration>PT27M9S</meta:editing-duration>
    <meta:document-statistic meta:table-count="2" meta:image-count="1" meta:object-count="0" meta:page-count="1" meta:paragraph-count="27" meta:word-count="231" meta:character-count="1451" meta:non-whitespace-character-count="1244"/>
    <meta:template xlink:type="simple" xlink:actuate="onRequest" xlink:title="" xlink:href="Normal"/>
  </office:meta>
</office:document-meta>
</file>